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C68BE451.png"/>
  <manifest:file-entry manifest:media-type="image/png" manifest:full-path="Pictures/100000000000055600000300DD475554.png"/>
  <manifest:file-entry manifest:media-type="image/png" manifest:full-path="Pictures/100000000000055600000300CE8B7C34.png"/>
  <manifest:file-entry manifest:media-type="image/png" manifest:full-path="Pictures/100000000000055600000300AD5A1DD8.png"/>
  <manifest:file-entry manifest:media-type="image/png" manifest:full-path="Pictures/100000000000055600000300D9E6FA37.png"/>
  <manifest:file-entry manifest:media-type="image/png" manifest:full-path="Pictures/100000000000055600000300B858606B.png"/>
  <manifest:file-entry manifest:media-type="image/png" manifest:full-path="Pictures/1000000000000556000003008569A881.png"/>
  <manifest:file-entry manifest:media-type="image/png" manifest:full-path="Pictures/10000000000005560000030050360D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</text:p>
      <text:p text:style-name="Standard"><draw:frame draw:style-name="fr1" draw:name="graphics1" text:anchor-type="paragraph" svg:width="6.9252in" svg:height="3.8929in" draw:z-index="0"><draw:image xlink:href="Pictures/100000000000055600000300B858606B.png" xlink:type="simple" xlink:show="embed" xlink:actuate="onLoad"/></draw:frame></text:p>
      <text:p text:style-name="Standard">1a)</text:p>
      <text:p text:style-name="Standard"/>
      <text:p text:style-name="Standard"><draw:frame draw:style-name="fr1" draw:name="graphics2" text:anchor-type="paragraph" svg:width="6.9252in" svg:height="3.8929in" draw:z-index="1"><draw:image xlink:href="Pictures/10000000000005560000030050360D0A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1b) </text:p>
      <text:p text:style-name="Standard"/>
      <text:p text:style-name="Standard"><draw:frame draw:style-name="fr1" draw:name="graphics3" text:anchor-type="paragraph" svg:width="6.9252in" svg:height="3.8929in" draw:z-index="2"><draw:image xlink:href="Pictures/100000000000055600000300D9E6FA37.png" xlink:type="simple" xlink:show="embed" xlink:actuate="onLoad"/></draw:frame></text:p>
      <text:p text:style-name="Standard"><draw:frame draw:style-name="fr1" draw:name="graphics4" text:anchor-type="paragraph" svg:width="6.9252in" svg:height="3.8929in" draw:z-index="3"><draw:image xlink:href="Pictures/1000000000000556000003008569A88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1c)</text:p>
      <text:p text:style-name="Standard"/>
      <text:p text:style-name="Standard"><draw:frame draw:style-name="fr1" draw:name="graphics5" text:anchor-type="paragraph" svg:width="6.9252in" svg:height="3.8929in" draw:z-index="4"><draw:image xlink:href="Pictures/100000000000055600000300DD475554.png" xlink:type="simple" xlink:show="embed" xlink:actuate="onLoad"/></draw:frame></text:p>
      <text:p text:style-name="Standard"><draw:frame draw:style-name="fr1" draw:name="graphics6" text:anchor-type="paragraph" svg:width="6.9252in" svg:height="3.8929in" draw:z-index="5"><draw:image xlink:href="Pictures/100000000000055600000300C68BE4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1d)</text:p>
      <text:p text:style-name="Standard"/>
      <text:p text:style-name="Standard"><draw:frame draw:style-name="fr1" draw:name="graphics7" text:anchor-type="paragraph" svg:width="6.9252in" svg:height="3.8929in" draw:z-index="6"><draw:image xlink:href="Pictures/100000000000055600000300CE8B7C34.png" xlink:type="simple" xlink:show="embed" xlink:actuate="onLoad"/></draw:frame></text:p>
      <text:p text:style-name="Standard"><draw:frame draw:style-name="fr1" draw:name="graphics8" text:anchor-type="paragraph" svg:width="6.9252in" svg:height="3.8929in" draw:z-index="7"><draw:image xlink:href="Pictures/100000000000055600000300AD5A1D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ison Fischer</meta:initial-creator>
    <meta:creation-date>2020-07-09T19:59:35.84</meta:creation-date>
    <meta:document-statistic meta:table-count="0" meta:image-count="8" meta:object-count="0" meta:page-count="4" meta:paragraph-count="5" meta:word-count="5" meta:character-count="15"/>
    <dc:date>2020-07-09T20:16:27.22</dc:date>
    <dc:creator>Allison Fischer</dc:creator>
    <meta:editing-duration>PT1M40S</meta:editing-duration>
    <meta:editing-cycles>1</meta:editing-cycles>
    <meta:generator>OpenOffice/4.1.7$Win32 OpenOffice.org_project/417m1$Build-9800</meta:generator>
  </office:meta>
</office:document-meta>
</file>